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6.782cm"/>
    </style:style>
    <style:style style:name="co3" style:family="table-column">
      <style:table-column-properties fo:break-before="auto" style:column-width="4.53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96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abe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4" table:default-cell-style-name="Default"/>
        <table:table-row table:style-name="ro1" table:number-rows-repeated="2">
          <table:table-cell table:number-columns-repeated="7"/>
        </table:table-row>
        <table:table-row table:style-name="ro2">
          <table:table-cell table:number-columns-repeated="2"/>
          <table:table-cell office:value-type="string">
            <text:p>Modus</text:p>
          </table:table-cell>
          <table:table-cell office:value-type="string">
            <text:p>Kanäle</text:p>
          </table:table-cell>
          <table:table-cell office:value-type="string">
            <text:p>CTO ?</text:p>
          </table:table-cell>
          <table:table-cell office:value-type="string">
            <text:p>Tint</text:p>
          </table:table-cell>
          <table:table-cell/>
        </table:table-row>
        <table:table-row table:style-name="ro2">
          <table:table-cell/>
          <table:table-cell office:value-type="string">
            <text:p>Clay Paky K-Eye K-10</text:p>
          </table:table-cell>
          <table:table-cell office:value-type="string">
            <text:p>Extended RGB</text:p>
          </table:table-cell>
          <table:table-cell office:value-type="float" office:value="32">
            <text:p>32</text:p>
          </table:table-cell>
          <table:table-cell table:number-columns-repeated="2" office:value-type="float" office:value="1">
            <text:p>1</text:p>
          </table:table-cell>
          <table:table-cell/>
        </table:table-row>
        <table:table-row table:style-name="ro2">
          <table:table-cell/>
          <table:table-cell office:value-type="string">
            <text:p>Robe Robin DL7F Wash</text:p>
          </table:table-cell>
          <table:table-cell office:value-type="string">
            <text:p>Mode 3 </text:p>
          </table:table-cell>
          <table:table-cell office:value-type="float" office:value="42">
            <text:p>42</text:p>
          </table:table-cell>
          <table:table-cell table:number-columns-repeated="2" office:value-type="float" office:value="1">
            <text:p>1</text:p>
          </table:table-cell>
          <table:table-cell/>
        </table:table-row>
        <table:table-row table:style-name="ro2">
          <table:table-cell/>
          <table:table-cell office:value-type="string">
            <text:p>Chauvet Ovation E-915VW</text:p>
          </table:table-cell>
          <table:table-cell office:value-type="string">
            <text:p>18 Channel Mode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/>
          <table:table-cell office:value-type="string">
            <text:p>Martin MAC Encore Wash CLD</text:p>
          </table:table-cell>
          <table:table-cell office:value-type="string">
            <text:p>24 Channel Mode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CMY</text:p>
          </table:table-cell>
        </table:table-row>
        <table:table-row table:style-name="ro2">
          <table:table-cell/>
          <table:table-cell office:value-type="string">
            <text:p>Elation Platinum Seven</text:p>
          </table:table-cell>
          <table:table-cell office:value-type="string">
            <text:p>Standard Mode</text:p>
          </table:table-cell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/>
          <table:table-cell office:value-type="string">
            <text:p>Ayrton Ghibli</text:p>
          </table:table-cell>
          <table:table-cell office:value-type="string">
            <text:p>Extended Mode</text:p>
          </table:table-cell>
          <table:table-cell office:value-type="float" office:value="58">
            <text:p>5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CMY</text:p>
          </table:table-cell>
        </table:table-row>
        <table:table-row table:style-name="ro1">
          <table:table-cell/>
          <table:table-cell office:value-type="string">
            <text:p>GLP Impression X4</text:p>
          </table:table-cell>
          <table:table-cell office:value-type="string">
            <text:p>Normal Mode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/>
          <table:table-cell office:value-type="string">
            <text:p>ETC Source 4 LED Series 2 Lustr</text:p>
          </table:table-cell>
          <table:table-cell office:value-type="string">
            <text:p>General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/>
        </table:table-row>
      </table:table>
      <table:table table:name="Tabe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25">25.05.2018</text:date>, <text:time>16:48:06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tthias Held</meta:initial-creator>
    <meta:creation-date>2018-05-25T16:15:13.48</meta:creation-date>
    <dc:date>2018-05-25T16:48:06.19</dc:date>
    <dc:creator>Matthias Held</dc:creator>
    <meta:editing-duration>PT2M32S</meta:editing-duration>
    <meta:editing-cycles>1</meta:editing-cycles>
    <meta:document-statistic meta:table-count="3" meta:cell-count="46" meta:object-count="0"/>
    <meta:generator>OpenOffice/4.1.5$Win32 OpenOffice.org_project/415m1$Build-9789</meta:generator>
  </office:meta>
</office:document-meta>
</file>